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eeeeee" draw:fill="gradient" draw:fill-color="#729fcf" draw:fill-gradient-name="Gradient_20_6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3.286cm" fo:min-width="3.036cm"/>
    </style:style>
    <style:style style:name="gr3" style:family="graphic" style:parent-style-name="standard">
      <style:graphic-properties draw:stroke="none" draw:fill="gradient" draw:fill-gradient-name="Gradient_20_5" draw:textarea-horizontal-align="justify" draw:textarea-vertical-align="middle" draw:auto-grow-height="false" fo:min-height="0.35cm" fo:min-width="0.464cm" draw:shadow="hidden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1.15cm" draw:shadow="hidden"/>
    </style:style>
    <style:style style:name="P1" style:family="paragraph">
      <loext:graphic-properties draw:fill="gradient" draw:fill-color="#729fcf" draw:fill-gradient-name="Gradient_20_6"/>
      <style:paragraph-properties fo:text-align="center"/>
    </style:style>
    <style:style style:name="P2" style:family="paragraph">
      <loext:graphic-properties draw:fill="gradient" draw:fill-gradient-name="Gradient_20_4"/>
      <style:paragraph-properties fo:text-align="center"/>
    </style:style>
    <style:style style:name="P3" style:family="paragraph">
      <loext:graphic-properties draw:fill="gradient" draw:fill-gradient-name="Gradient_20_5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style:font-name="Noto Sans" fo:font-weight="bold" style:font-weight-asian="bold" style:font-weight-complex="bold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0cm" svg:height="10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cm" svg:height="5cm" svg:x="0.6cm" svg:y="3.5cm">
          <text:p/>
          <draw:enhanced-geometry svg:viewBox="0 0 21600 21600" draw:glue-points="10800 0 3163 3163 0 10800 3163 18437 10800 21600 18437 18437 21600 10800 18437 3163" draw:text-areas="3163 3163 18437 18437" draw:type="ring" draw:modifiers="2021.355728854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3" draw:text-style-name="P3" draw:layer="layout" svg:width="2.799cm" svg:height="3.799cm" svg:x="5.8cm" svg:y="2.1cm" svg:viewBox="0 0 2800 3800" svg:d="M2500 0l-2100 2099v-1099l-400 400v1400h1400l400-400-1100-1 2100-2099zM0 1999zM2201 3800z">
          <text:p/>
        </draw:path>
        <draw:path draw:style-name="gr3" draw:text-style-name="P3" draw:layer="layout" svg:width="3.399cm" svg:height="4.399cm" draw:transform="rotate (-3.14159265358979) translate (9.4cm 7.1cm)" svg:viewBox="0 0 3400 4400" svg:d="M3100 0l-2700 2699v-999l-400 400v1300h1400l400-400-1100-1 2700-2699zM0 2599zM2201 4400z">
          <text:p/>
        </draw:path>
        <draw:path draw:style-name="gr4" draw:text-style-name="P4" draw:layer="layout" svg:width="1.682cm" svg:height="2.499cm" svg:x="2.3cm" svg:y="4.7cm" svg:viewBox="0 0 1683 2500" svg:d="M1611 579c0 169-50 303-151 403s-226 168-373 204v10c193 25 340 86 443 181 102 95 153 222 153 381 0 141-35 267-104 380-69 112-176 201-320 265-144 65-330 97-557 97-264 0-498-44-702-133v-435c105 52 214 91 327 119 114 27 220 40 320 40 184 0 313-31 387-95 74-63 111-153 111-269 0-65-17-122-51-170-34-47-94-83-179-107s-204-36-356-36h-184v-395h187c150 0 264-14 343-42 78-29 131-67 160-116 28-49 42-105 42-169 0-87-26-154-80-203-53-49-142-73-267-73-116 0-217 20-303 61-87 41-158 80-215 116l-239-355c96-68 208-124 336-170 128-45 281-68 458-68 250 0 448 51 595 152 146 101 219 243 219 42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TakaoPGothic" svg:font-family="TakaoPGothic" style:font-family-generic="system" style:font-pitch="variable"/>
  </office:font-face-decls>
  <office:styles>
    <draw:gradient draw:name="Gradient_20_4" draw:display-name="Gradient 4" draw:style="linear" draw:start-color="#00599d" draw:end-color="#003d73" draw:start-intensity="100%" draw:end-intensity="100%" draw:angle="300" draw:border="0%"/>
    <draw:gradient draw:name="Gradient_20_5" draw:display-name="Gradient 5" draw:style="linear" draw:start-color="#00599d" draw:end-color="#003d73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Tango_20_Green" draw:display-name="Tango Green" draw:style="linear" draw:start-color="#ffffff" draw:end-color="#4e9a06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11:49:32.865009945</meta:creation-date>
    <dc:date>2020-03-08T12:35:59.882753143</dc:date>
    <meta:editing-duration>PT5M22S</meta:editing-duration>
    <meta:editing-cycles>1</meta:editing-cycles>
    <meta:document-statistic meta:object-count="5"/>
    <meta:generator>LibreOffice/6.0.7.3$Linux_X86_64 LibreOffice_project/00m0$Build-3</meta:generator>
  </office:meta>
</office:document-meta>
</file>